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76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2.915cm"/>
    </style:style>
    <style:style style:name="gr4" style:family="graphic" style:parent-style-name="standard">
      <style:graphic-properties draw:fill="gradient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895cm" svg:y1="1.421cm" svg:x2="4.346cm" svg:y2="1.815cm">
          <text:p text:style-name="P2"/>
        </draw:line>
        <draw:frame draw:style-name="gr2" draw:text-style-name="P3" draw:layer="layout" svg:width="0.879cm" svg:height="0.801cm" svg:x="4.229cm" svg:y="1.598cm">
          <draw:text-box>
            <text:p text:style-name="P2"><text:span text:style-name="T1">H</text:span></text:p>
          </draw:text-box>
        </draw:frame>
        <draw:frame draw:style-name="gr3" draw:text-style-name="P2" draw:layer="layout" svg:width="3.415cm" svg:height="0.962cm" svg:x="0.765cm" svg:y="0.686cm">
          <draw:text-box>
            <text:p text:style-name="P2">C = C = C</text:p>
          </draw:text-box>
        </draw:frame>
        <draw:custom-shape draw:style-name="gr4" draw:text-style-name="P1" draw:layer="layout" svg:width="0.179cm" svg:height="0.646cm" draw:transform="rotate (-2.21429922200597) translate (4.483cm 0.882cm)">
          <text:p text:style-name="P2"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0.947cm" svg:y1="0.889cm" svg:x2="0.496cm" svg:y2="0.495cm">
          <text:p text:style-name="P2"/>
        </draw:line>
        <draw:custom-shape draw:style-name="gr4" draw:text-style-name="P1" draw:layer="layout" svg:width="0.179cm" svg:height="0.646cm" draw:transform="rotate (-2.21429922200597) translate (0.983cm 1.672cm)">
          <text:p text:style-name="P2"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0.879cm" svg:height="0.801cm" svg:x="4.241cm" svg:y="0.027cm">
          <draw:text-box>
            <text:p text:style-name="P2"><text:span text:style-name="T1">H</text:span></text:p>
          </draw:text-box>
        </draw:frame>
        <draw:frame draw:style-name="gr2" draw:text-style-name="P3" draw:layer="layout" svg:width="0.879cm" svg:height="0.801cm" svg:x="-0.158cm" svg:y="1.598cm">
          <draw:text-box>
            <text:p text:style-name="P2"><text:span text:style-name="T1">H</text:span></text:p>
          </draw:text-box>
        </draw:frame>
        <draw:frame draw:style-name="gr2" draw:text-style-name="P3" draw:layer="layout" svg:width="0.879cm" svg:height="0.801cm" svg:x="-0.158cm" svg:y="0.099cm">
          <draw:text-box>
            <text:p text:style-name="P2"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2.5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10T20:47:11</dc:date>
    <dc:language>en-US</dc:language>
    <meta:editing-cycles>121</meta:editing-cycles>
    <meta:editing-duration>PT4H0M54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